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4e1" officeooo:paragraph-rsid="0014c4e1"/>
    </style:style>
    <style:style style:name="P2" style:family="paragraph" style:parent-style-name="Standard">
      <style:paragraph-properties fo:line-height="150%"/>
      <style:text-properties fo:language="ca" fo:country="ES" officeooo:rsid="0014c4e1" officeooo:paragraph-rsid="0014c4e1"/>
    </style:style>
    <style:style style:name="P3" style:family="paragraph" style:parent-style-name="Title">
      <style:text-properties officeooo:rsid="00183d3f" officeooo:paragraph-rsid="00183d3f"/>
    </style:style>
    <style:style style:name="P4" style:family="paragraph" style:parent-style-name="Standard">
      <style:paragraph-properties fo:line-height="150%"/>
      <style:text-properties officeooo:rsid="0014c4e1" officeooo:paragraph-rsid="0014c4e1"/>
    </style:style>
    <style:style style:name="P5" style:family="paragraph" style:parent-style-name="Standard">
      <style:text-properties officeooo:rsid="0014c4e1" officeooo:paragraph-rsid="0014c4e1"/>
    </style:style>
    <style:style style:name="P6" style:family="paragraph" style:parent-style-name="Heading_20_3">
      <style:text-properties officeooo:paragraph-rsid="001627f8"/>
    </style:style>
    <style:style style:name="P7" style:family="paragraph">
      <style:paragraph-properties fo:text-align="center"/>
    </style:style>
    <style:style style:name="T1" style:family="text">
      <style:text-properties officeooo:rsid="00183d3f"/>
    </style:style>
    <style:style style:name="T2" style:family="text">
      <style:text-properties officeooo:rsid="001627f8"/>
    </style:style>
    <style:style style:name="T3" style:family="text">
      <style:text-properties officeooo:rsid="0019f942"/>
    </style:style>
    <style:style style:name="T4" style:family="text">
      <style:text-properties fo:language="ca" fo:country="ES"/>
    </style:style>
    <style:style style:name="T5" style:family="text">
      <style:text-properties officeooo:rsid="001b1f4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stió de magatzems</text:p>
      <text:p text:style-name="P1"/>
      <text:p text:style-name="P1">Fixat en el següent diagrama E/R i confecciona les consultes que et demanem a continuació. <text:span text:style-name="T5">Implementa la connexió amb ODBC.</text:span></text:p>
      <text:p text:style-name="P1"/>
      <text:p text:style-name="P1"><draw:custom-shape text:anchor-type="paragraph" draw:z-index="19" draw:style-name="gr1" svg:width="1.996cm" svg:height="1.251cm" svg:x="16.715cm" svg:y="0.106cm"><text:p>Magatze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0" draw:style-name="gr2" draw:text-style-name="P7" svg:x1="16.713cm" svg:y1="0.149cm" svg:x2="15.512cm" svg:y2="1.512cm"><text:p/></draw:line></text:p>
      <text:p text:style-name="P1"/>
      <text:p text:style-name="P1"><draw:custom-shape text:anchor-type="paragraph" draw:z-index="0" draw:style-name="gr1" draw:text-style-name="P7" svg:width="3.44cm" svg:height="2.117cm" svg:x="7.407cm" svg:y="0.485cm"><text:p text:style-name="P7">Magatzem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1" draw:style-name="gr1" draw:text-style-name="P7" svg:width="4.379cm" svg:height="1.541cm" svg:x="0.286cm" svg:y="0.266cm"><text:p text:style-name="P7">Magatzem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7" svg:width="4.523cm" svg:height="1.684cm" svg:x="13.25cm" svg:y="0.051cm"><text:p text:style-name="P7">CAIXES</text:p><draw:enhanced-geometry svg:viewBox="0 0 21600 21600" draw:type="rectangle" draw:enhanced-path="M 0 0 L 21600 0 21600 21600 0 21600 0 0 Z N"/></draw:custom-shape><draw:frame text:anchor-type="paragraph" draw:z-index="15" draw:style-name="gr3" svg:width="1.011cm" svg:height="0.507cm" svg:x="5.001cm" svg:y="0.266cm"><draw:text-box><text:p>1,1</text:p></draw:text-box></draw:frame><draw:frame text:anchor-type="paragraph" draw:z-index="16" draw:style-name="gr4" svg:width="1.154cm" svg:height="0.625cm" svg:x="11.785cm" svg:y="0.316cm"><draw:text-box><text:p>0,n</text:p></draw:text-box></draw:frame></text:p>
      <text:p text:style-name="P1"><draw:line text:anchor-type="paragraph" draw:z-index="8" draw:style-name="gr2" draw:text-style-name="P7" svg:x1="4.664cm" svg:y1="0.454cm" svg:x2="7.407cm" svg:y2="0.526cm"><text:p/></draw:line><draw:line text:anchor-type="paragraph" draw:z-index="9" draw:style-name="gr2" draw:text-style-name="P7" svg:x1="10.846cm" svg:y1="0.526cm" svg:x2="13.25cm" svg:y2="0.454cm"><text:p/></draw:line></text:p>
      <text:p text:style-name="P1"/>
      <text:p text:style-name="P1"><draw:line text:anchor-type="paragraph" draw:z-index="10" draw:style-name="gr2" draw:text-style-name="P7" svg:x1="0.959cm" svg:y1="0.346cm" svg:x2="0.407cm" svg:y2="1.381cm"><text:p/></draw:line><draw:line text:anchor-type="paragraph" draw:z-index="11" draw:style-name="gr2" draw:text-style-name="P7" svg:x1="1.925cm" svg:y1="0.346cm" svg:x2="2.213cm" svg:y2="1.477cm"><text:p/></draw:line><draw:line text:anchor-type="paragraph" draw:z-index="12" draw:style-name="gr2" draw:text-style-name="P7" svg:x1="13.637cm" svg:y1="0.274cm" svg:x2="12.529cm" svg:y2="1.167cm"><text:p/></draw:line><draw:line text:anchor-type="paragraph" draw:z-index="13" draw:style-name="gr2" draw:text-style-name="P7" svg:x1="14.838cm" svg:y1="0.274cm" svg:x2="14.863cm" svg:y2="1.189cm"><text:p/></draw:line><draw:line text:anchor-type="paragraph" draw:z-index="14" draw:style-name="gr2" draw:text-style-name="P7" svg:x1="16.882cm" svg:y1="0.274cm" svg:x2="17.244cm" svg:y2="1.142cm"><text:p/></draw:line><draw:line text:anchor-type="paragraph" draw:z-index="18" draw:style-name="gr2" draw:text-style-name="P7" svg:x1="3.196cm" svg:y1="0.346cm" svg:x2="3.775cm" svg:y2="1.709cm"><text:p/></draw:line></text:p>
      <text:p text:style-name="P1"/>
      <text:p text:style-name="P1"><draw:custom-shape text:anchor-type="paragraph" draw:z-index="5" draw:style-name="gr1" svg:width="2.047cm" svg:height="1.324cm" svg:x="11.471cm" svg:y="0.192cm"><text:p>Num_RE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svg:width="2.047cm" svg:height="1.324cm" svg:x="13.924cm" svg:y="0.215cm"><text:p>conting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1" svg:width="2.047cm" svg:height="1.324cm" svg:x="16.376cm" svg:y="0.168cm"><text:p>val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1" svg:width="2.047cm" svg:height="1.324cm" svg:x="-0.845cm" svg:y="0.305cm"><text:p>cod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svg:width="1.996cm" svg:height="1.251cm" svg:x="1.393cm" svg:y="0.429cm"><text:p>llo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7" draw:style-name="gr1" svg:width="1.996cm" svg:height="1.251cm" svg:x="3.63cm" svg:y="0.007cm"><text:p>capacit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2"><text:bookmark text:name="result_box"/>1. Obtenir tots els magatzems<text:line-break/><text:line-break/>2. Obtenir totes les caixes el contingut tingui un valor superior a 150 €<text:line-break/><text:line-break/>3. Obtenir els tipus de continguts de les caixes<text:line-break/><text:line-break/>4. Obtenir el valor mitjà de totes les caixes<text:line-break/><text:line-break/>5. Obtenir el valor mitjà de les caixes de cada magatzem<text:line-break/><text:line-break/>6. Obtenir els codis dels magatzems en els quals el valor mitjà de les caixes sigui superior a 150 €<text:line-break/><text:line-break/>7. Obtenir el número de referència de cada caixa juntament amb el nom de la ciutat en la qual es troba.<text:line-break/><text:line-break/>8. Obtenir el nombre de caixes que hi ha a cada magatzem<text:line-break/><text:line-break/>9. Obtenir els codis dels magatzems que estan saturats (els magatzems on el nombre de caixes és <text:soft-page-break/>superior a la capacitat)</text:p>
      <text:p text:style-name="P4"><text:bookmark text:name="result_box1"/><text:span text:style-name="T4">10. Obtenir els números de referència de les caixes que estan a Bilbao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officeooo:paragraph-rsid="001627f8"/>
    </style:style>
    <style:style style:name="MT1" style:family="text">
      <style:text-properties officeooo:rsid="0019f942"/>
    </style:style>
    <style:style style:name="MT2" style:family="text">
      <style:text-properties officeooo:rsid="00162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Tasca 00<text:span text:style-name="MT1">6</text:span> <text:span text:style-name="MT2">Llenguatge SQL connexió ODBC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8:19:02.463449318</meta:creation-date>
    <dc:date>2015-02-09T12:28:36.170034463</dc:date>
    <meta:editing-duration>PT7M4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5" meta:word-count="164" meta:character-count="899" meta:non-whitespace-character-count="730"/>
  </office:meta>
</office:document-meta>
</file>